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fc5" officeooo:paragraph-rsid="001a5fc5"/>
    </style:style>
    <style:style style:name="P2" style:family="paragraph" style:parent-style-name="Standard">
      <style:text-properties fo:font-weight="bold" officeooo:rsid="001a5fc5" officeooo:paragraph-rsid="001a5fc5" style:font-weight-asian="bold" style:font-weight-complex="bold"/>
    </style:style>
    <style:style style:name="P3" style:family="paragraph" style:parent-style-name="Standard">
      <style:text-properties fo:font-weight="bold" officeooo:rsid="001da8d1" officeooo:paragraph-rsid="001da8d1" style:font-weight-asian="bold" style:font-weight-complex="bold"/>
    </style:style>
    <style:style style:name="P4" style:family="paragraph" style:parent-style-name="Standard">
      <style:text-properties fo:font-weight="normal" officeooo:rsid="001a5fc5" officeooo:paragraph-rsid="001a5fc5" style:font-weight-asian="normal" style:font-weight-complex="normal"/>
    </style:style>
    <style:style style:name="P5" style:family="paragraph" style:parent-style-name="Standard">
      <style:text-properties fo:font-weight="normal" officeooo:rsid="001da8d1" officeooo:paragraph-rsid="001da8d1" style:font-weight-asian="normal" style:font-weight-complex="normal"/>
    </style:style>
    <style:style style:name="P6" style:family="paragraph" style:parent-style-name="Standard">
      <style:text-properties fo:font-weight="normal" officeooo:rsid="001e3966" officeooo:paragraph-rsid="001e3966" style:font-weight-asian="normal" style:font-weight-complex="normal"/>
    </style:style>
    <style:style style:name="P7" style:family="paragraph" style:parent-style-name="Standard">
      <style:text-properties fo:font-weight="normal" officeooo:rsid="001e9580" officeooo:paragraph-rsid="001e9580" style:font-weight-asian="normal" style:font-weight-complex="normal"/>
    </style:style>
    <style:style style:name="P8" style:family="paragraph" style:parent-style-name="Standard">
      <style:text-properties fo:font-weight="normal" officeooo:rsid="001f95cb" officeooo:paragraph-rsid="001f95cb" style:font-weight-asian="normal" style:font-weight-complex="normal"/>
    </style:style>
    <style:style style:name="P9" style:family="paragraph" style:parent-style-name="Standard">
      <style:text-properties fo:font-weight="normal" officeooo:rsid="001d9baa" officeooo:paragraph-rsid="001f95cb" style:font-weight-asian="normal" style:font-weight-complex="normal"/>
    </style:style>
    <style:style style:name="P10" style:family="paragraph" style:parent-style-name="Standard">
      <style:text-properties fo:font-weight="normal" officeooo:paragraph-rsid="001e9580"/>
    </style:style>
    <style:style style:name="P11" style:family="paragraph" style:parent-style-name="Standard">
      <style:text-properties officeooo:rsid="001b62f7" officeooo:paragraph-rsid="001b62f7"/>
    </style:style>
    <style:style style:name="P12" style:family="paragraph" style:parent-style-name="Standard">
      <style:text-properties officeooo:rsid="001b7954" officeooo:paragraph-rsid="001b62f7"/>
    </style:style>
    <style:style style:name="P13" style:family="paragraph" style:parent-style-name="Standard">
      <style:text-properties officeooo:rsid="001b7954" officeooo:paragraph-rsid="001b7954"/>
    </style:style>
    <style:style style:name="P14" style:family="paragraph" style:parent-style-name="Standard">
      <style:text-properties officeooo:rsid="001d2dd0" officeooo:paragraph-rsid="001d2dd0"/>
    </style:style>
    <style:style style:name="P15" style:family="paragraph" style:parent-style-name="Standard">
      <style:text-properties officeooo:rsid="001d9baa" officeooo:paragraph-rsid="001d9baa"/>
    </style:style>
    <style:style style:name="P16" style:family="paragraph" style:parent-style-name="Standard">
      <style:text-properties officeooo:rsid="001d9baa" officeooo:paragraph-rsid="001f95cb"/>
    </style:style>
    <style:style style:name="P17" style:family="paragraph" style:parent-style-name="Standard">
      <style:text-properties officeooo:rsid="001e95c5" officeooo:paragraph-rsid="001e95c5"/>
    </style:style>
    <style:style style:name="P18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1f95cb" officeooo:paragraph-rsid="001f95cb"/>
    </style:style>
    <style:style style:name="P1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1f95cb" officeooo:paragraph-rsid="001f95cb"/>
    </style:style>
    <style:style style:name="P20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1f95cb" officeooo:paragraph-rsid="002181e5"/>
    </style:style>
    <style:style style:name="P21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181e5" officeooo:paragraph-rsid="002181e5"/>
    </style:style>
    <style:style style:name="P22" style:family="paragraph" style:parent-style-name="Preformatted_20_Text">
      <style:paragraph-properties fo:margin-top="0cm" fo:margin-bottom="0cm" loext:contextual-spacing="false" style:line-height-at-least="0.635cm" fo:orphans="2" fo:widows="2" fo:padding-left="0.318cm" fo:padding-right="0cm" fo:padding-top="0cm" fo:padding-bottom="0cm" fo:border-left="3.74pt solid #494747" fo:border-right="none" fo:border-top="none" fo:border-bottom="none"/>
      <style:text-properties fo:font-variant="normal" fo:text-transform="none" fo:color="#222222" fo:letter-spacing="normal"/>
    </style:style>
    <style:style style:name="T1" style:family="text">
      <style:text-properties fo:font-variant="normal" fo:text-transform="none" fo:color="#000000" style:font-name="Source Code Pro" fo:font-size="10.5pt" fo:letter-spacing="normal" fo:font-style="normal" fo:font-weight="normal"/>
    </style:style>
    <style:style style:name="T2" style:family="text">
      <style:text-properties fo:font-variant="normal" fo:text-transform="none" fo:color="#263238" style:font-name="Roboto" fo:font-size="9.75pt" fo:letter-spacing="normal" fo:font-style="normal"/>
    </style:style>
    <style:style style:name="T3" style:family="text">
      <style:text-properties fo:font-variant="normal" fo:text-transform="none" fo:color="#263238" style:font-name="Roboto" fo:font-size="9.75pt" fo:letter-spacing="normal" fo:font-style="normal" fo:font-weight="bold" style:font-weight-asian="bold" style:font-weight-complex="bold"/>
    </style:style>
    <style:style style:name="T4" style:family="text">
      <style:text-properties style:font-name="Source Code Pro" fo:font-size="10.5pt" fo:font-style="normal" fo:font-weight="normal"/>
    </style:style>
    <style:style style:name="T5" style:family="text">
      <style:text-properties fo:font-weight="bold" officeooo:rsid="001e9580" style:font-weight-asian="bold" style:font-weight-complex="bold"/>
    </style:style>
    <style:style style:name="T6" style:family="text">
      <style:text-properties officeooo:rsid="001f95cb"/>
    </style:style>
    <style:style style:name="T7" style:family="text">
      <style:text-properties fo:color="#666666" style:font-name="Source Code Pro" fo:font-size="10.5pt" fo:font-style="normal" fo:font-weight="normal"/>
    </style:style>
    <style:style style:name="T8" style:family="text">
      <style:text-properties fo:color="#4070a0" style:font-name="Source Code Pro" fo:font-size="10.5pt" fo:font-style="normal" fo:font-weight="normal"/>
    </style:style>
    <style:style style:name="T9" style:family="text">
      <style:text-properties fo:color="#4070a0" style:font-name="Source Code Pro" fo:font-size="10.5pt" fo:font-style="normal" fo:font-weight="normal" officeooo:rsid="001f95cb"/>
    </style:style>
    <style:style style:name="T10" style:family="text">
      <style:text-properties fo:color="#208050" style:font-name="Source Code Pro" fo:font-size="10.5pt" fo:font-style="normal" fo:font-weight="normal"/>
    </style:style>
    <style:style style:name="T11" style:family="text">
      <style:text-properties fo:color="#208050" style:font-name="Source Code Pro" fo:font-size="10.5pt" fo:font-style="normal" fo:font-weight="normal" officeooo:rsid="001f95cb"/>
    </style:style>
    <style:style style:name="T12" style:family="text">
      <style:text-properties officeooo:rsid="002181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1: Find a command to show list of all databases</text:p>
      <text:p text:style-name="P1"/>
      <text:p text:style-name="P1"/>
      <text:p text:style-name="P1"><text:span text:style-name="T1">&gt; show dbs</text:span></text:p>
      <text:p text:style-name="P1"><text:span text:style-name="T1">admin <text:s text:c="2"/>0.000GB</text:span></text:p>
      <text:p text:style-name="P1"><text:span text:style-name="T1">config <text:s/>0.000GB</text:span></text:p>
      <text:p text:style-name="P1"><text:span text:style-name="T1">local <text:s text:c="2"/>0.000GB</text:span></text:p>
      <text:p text:style-name="P1"/>
      <text:p text:style-name="P2">Task2 : Create database</text:p>
      <text:p text:style-name="P2"/>
      <text:p text:style-name="P4">use &lt;database_name&gt;</text:p>
      <text:p text:style-name="P4"/>
      <text:p text:style-name="P4"/>
      <text:p text:style-name="P1">&gt; use my_database</text:p>
      <text:p text:style-name="P1">switched to db my_database</text:p>
      <text:p text:style-name="P1">&gt; db</text:p>
      <text:p text:style-name="P1">my_database</text:p>
      <text:p text:style-name="P1"/>
      <text:p text:style-name="P11">Task3 : CRUD</text:p>
      <text:p text:style-name="P11"/>
      <text:p text:style-name="P11">Create:</text:p>
      <text:p text:style-name="P11"/>
      <text:p text:style-name="P11">&gt; db.employee.insert({"name":"nikita","age":"25","degree":"mca"})</text:p>
      <text:p text:style-name="P11">WriteResult({ "nInserted" : 1 })</text:p>
      <text:p text:style-name="P11"/>
      <text:p text:style-name="P11"/>
      <text:p text:style-name="P11">Read :</text:p>
      <text:p text:style-name="P12"/>
      <text:p text:style-name="P13"><text:s/></text:p>
      <text:p text:style-name="P13">&gt; db.employee.find()</text:p>
      <text:p text:style-name="P13">{ "_id" : ObjectId("5a9e845cd3feb5e142f0b7fe"), "name" : "nishant", "age" : "22", "degree" : "btech" }</text:p>
      <text:p text:style-name="P13">{ "_id" : ObjectId("5a9e8470d3feb5e142f0b7ff"), "name" : "nikita", "age" : "25", "degree" : "mca" }</text:p>
      <text:p text:style-name="P13">{ "_id" : ObjectId("5a9e8495d3feb5e142f0b800"), "name" : "mana", "age" : "23", "degree" : "btech" }</text:p>
      <text:p text:style-name="P13">{ "_id" : ObjectId("5a9e849fd3feb5e142f0b801"), "name" : "harsh", "age" : "23", "degree" : "btech" }</text:p>
      <text:p text:style-name="P13">{ "_id" : ObjectId("5a9e84acd3feb5e142f0b802"), "name" : "shradha", "age" : "24", "degree" : "mca" }</text:p>
      <text:p text:style-name="P13">{ "_id" : ObjectId("5a9e84bfd3feb5e142f0b803"), "name" : "pulkit", "age" : "20", "degree" : "bba" }</text:p>
      <text:p text:style-name="P13">{ "_id" : ObjectId("5a9e84cbd3feb5e142f0b804"), "name" : "sakshi", "age" : "26", "degree" : "mba" }</text:p>
      <text:p text:style-name="P13">{ "_id" : ObjectId("5a9e84d7d3feb5e142f0b805"), "name" : "kritika", "age" : "25", "degree" : "bca" }</text:p>
      <text:p text:style-name="P13">{ "_id" : ObjectId("5a9e851ad3feb5e142f0b806"), "name" : "divya", "age" : "20", "degree" : "bcom" }</text:p>
      <text:p text:style-name="P13">{ "_id" : ObjectId("5a9e8530d3feb5e142f0b807"), "name" : "shikher", "age" : "21", "degree" : "bmc" }</text:p>
      <text:p text:style-name="P13">{ "_id" : ObjectId("5a9e8590d3feb5e142f0b808"), "name" : "shalini", "age" : "23", "degree" : "btech" }</text:p>
      <text:p text:style-name="P13"><text:soft-page-break/>{ "_id" : ObjectId("5a9e8598d3feb5e142f0b809"), "name" : "Amit", "age" : "23", "degree" : "btech" }</text:p>
      <text:p text:style-name="P13">{ "_id" : ObjectId("5a9e859fd3feb5e142f0b80a"), "name" : "yash", "age" : "23", "degree" : "btech" }</text:p>
      <text:p text:style-name="P13">{ "_id" : ObjectId("5a9e85a5d3feb5e142f0b80b"), "name" : "yamini", "age" : "23", "degree" : "btech" }</text:p>
      <text:p text:style-name="P13">{ "_id" : ObjectId("5a9e85bbd3feb5e142f0b80c"), "name" : "ankita", "age" : "23", "degree" : "btech" }</text:p>
      <text:p text:style-name="P13">{ "_id" : ObjectId("5a9e85c1d3feb5e142f0b80d"), "name" : "ankit", "age" : "23", "degree" : "btech" }</text:p>
      <text:p text:style-name="P13">&gt; </text:p>
      <text:p text:style-name="P11"/>
      <text:p text:style-name="P11"/>
      <text:p text:style-name="P13">&gt; db.employee.find({"degree":"btech"})</text:p>
      <text:p text:style-name="P13">{ "_id" : ObjectId("5a9e845cd3feb5e142f0b7fe"), "name" : "nishant", "age" : "22", "degree" : "btech" }</text:p>
      <text:p text:style-name="P13">{ "_id" : ObjectId("5a9e8495d3feb5e142f0b800"), "name" : "mana", "age" : "23", "degree" : "btech" }</text:p>
      <text:p text:style-name="P13">{ "_id" : ObjectId("5a9e849fd3feb5e142f0b801"), "name" : "harsh", "age" : "23", "degree" : "btech" }</text:p>
      <text:p text:style-name="P13">{ "_id" : ObjectId("5a9e8590d3feb5e142f0b808"), "name" : "shalini", "age" : "23", "degree" : "btech" }</text:p>
      <text:p text:style-name="P13">{ "_id" : ObjectId("5a9e8598d3feb5e142f0b809"), "name" : "Amit", "age" : "23", "degree" : "btech" }</text:p>
      <text:p text:style-name="P13">{ "_id" : ObjectId("5a9e859fd3feb5e142f0b80a"), "name" : "yash", "age" : "23", "degree" : "btech" }</text:p>
      <text:p text:style-name="P13">{ "_id" : ObjectId("5a9e85a5d3feb5e142f0b80b"), "name" : "yamini", "age" : "23", "degree" : "btech" }</text:p>
      <text:p text:style-name="P13">{ "_id" : ObjectId("5a9e85bbd3feb5e142f0b80c"), "name" : "ankita", "age" : "23", "degree" : "btech" }</text:p>
      <text:p text:style-name="P13">{ "_id" : ObjectId("5a9e85c1d3feb5e142f0b80d"), "name" : "ankit", "age" : "23", "degree" : "btech" }</text:p>
      <text:p text:style-name="P13"/>
      <text:p text:style-name="P13"/>
      <text:p text:style-name="P14">Update:</text:p>
      <text:p text:style-name="P14"/>
      <text:p text:style-name="P14">&gt; db.employee.update( {"age":"23"}, {$set: {"degree":"btech-cse"}})</text:p>
      <text:p text:style-name="P14">WriteResult({ "nMatched" : 1, "nUpserted" : 0, "nModified" : 1 })</text:p>
      <text:p text:style-name="P14"/>
      <text:p text:style-name="P14">&gt; db.employee.find({"degree":"btech-cse"})</text:p>
      <text:p text:style-name="P14">{ "_id" : ObjectId("5a9e8495d3feb5e142f0b800"), "name" : "mana", "age" : "23", "degree" : "btech-cse" }</text:p>
      <text:p text:style-name="P14"/>
      <text:p text:style-name="P14">&gt; db.employee.update( {"age":"23"}, {$set: {"degree":"btech-cse"}},{multi:true})</text:p>
      <text:p text:style-name="P14"/>
      <text:p text:style-name="P14">WriteResult({ "nMatched" : 8, "nUpserted" : 0, "nModified" : 7 })</text:p>
      <text:p text:style-name="P14">&gt; db.employee.find({"degree":"btech-cse"})</text:p>
      <text:p text:style-name="P14">{ "_id" : ObjectId("5a9e8495d3feb5e142f0b800"), "name" : "mana", "age" : "23", "degree" : "btech-cse" }</text:p>
      <text:p text:style-name="P14">{ "_id" : ObjectId("5a9e849fd3feb5e142f0b801"), "name" : "harsh", "age" : "23", "degree" : "btech-cse" }</text:p>
      <text:p text:style-name="P14"><text:soft-page-break/>{ "_id" : ObjectId("5a9e8590d3feb5e142f0b808"), "name" : "shalini", "age" : "23", "degree" : "btech-cse" }</text:p>
      <text:p text:style-name="P14">{ "_id" : ObjectId("5a9e8598d3feb5e142f0b809"), "name" : "Amit", "age" : "23", "degree" : "btech-cse" }</text:p>
      <text:p text:style-name="P14">{ "_id" : ObjectId("5a9e859fd3feb5e142f0b80a"), "name" : "yash", "age" : "23", "degree" : "btech-cse" }</text:p>
      <text:p text:style-name="P14">{ "_id" : ObjectId("5a9e85a5d3feb5e142f0b80b"), "name" : "yamini", "age" : "23", "degree" : "btech-cse" }</text:p>
      <text:p text:style-name="P14">{ "_id" : ObjectId("5a9e85bbd3feb5e142f0b80c"), "name" : "ankita", "age" : "23", "degree" : "btech-cse" }</text:p>
      <text:p text:style-name="P14">{ "_id" : ObjectId("5a9e85c1d3feb5e142f0b80d"), "name" : "ankit", "age" : "23", "degree" : "btech-cse" }</text:p>
      <text:p text:style-name="P14"/>
      <text:p text:style-name="P14"/>
      <text:p text:style-name="P15">Remove :</text:p>
      <text:p text:style-name="P15"/>
      <text:p text:style-name="P15"/>
      <text:p text:style-name="P15">Example collection:</text:p>
      <text:p text:style-name="P15"/>
      <text:p text:style-name="P17">&gt; db.employeeRemove.find()</text:p>
      <text:p text:style-name="P17">{ "_id" : ObjectId("5a9e9058b3c54be162e0a4d2"), "name" : "ankita", "age" : "23", "degree" : "btech", "remove" : "yes" }</text:p>
      <text:p text:style-name="P17">{ "_id" : ObjectId("5a9e906cb3c54be162e0a4d3"), "name" : "ajay", "age" : "23", "degree" : "btech", "remove" : "yes" }</text:p>
      <text:p text:style-name="P17">{ "_id" : ObjectId("5a9e9082b3c54be162e0a4d4"), "name" : "vijay", "age" : "23", "degree" : "btech", "remove" : "yes" }</text:p>
      <text:p text:style-name="P17">{ "_id" : ObjectId("5a9e908bb3c54be162e0a4d5"), "name" : "preeti", "age" : "23", "degree" : "btech", "remove" : "no" }</text:p>
      <text:p text:style-name="P15"/>
      <text:p text:style-name="P15">Removing one document : </text:p>
      <text:p text:style-name="P15"/>
      <text:p text:style-name="P17">&gt; db.employeeRemove.remove({"remove":"no"})</text:p>
      <text:p text:style-name="P17">WriteResult({ "nRemoved" : 1 })</text:p>
      <text:p text:style-name="P17">&gt; db.employeeRemove.find()</text:p>
      <text:p text:style-name="P17">{ "_id" : ObjectId("5a9e9058b3c54be162e0a4d2"), "name" : "ankita", "age" : "23", "degree" : "btech", "remove" : "yes" }</text:p>
      <text:p text:style-name="P17">{ "_id" : ObjectId("5a9e906cb3c54be162e0a4d3"), "name" : "ajay", "age" : "23", "degree" : "btech", "remove" : "yes" }</text:p>
      <text:p text:style-name="P17">{ "_id" : ObjectId("5a9e9082b3c54be162e0a4d4"), "name" : "vijay", "age" : "23", "degree" : "btech", "remove" : "yes" }</text:p>
      <text:p text:style-name="P15"/>
      <text:p text:style-name="P15"/>
      <text:p text:style-name="P15">&gt; db.employeeRemove.deleteOne({"remove":"yes"})</text:p>
      <text:p text:style-name="P15">{ "acknowledged" : true, "deletedCount" : 1 }</text:p>
      <text:p text:style-name="P15">&gt; db.employeeRemove.find()</text:p>
      <text:p text:style-name="P15">{ "_id" : ObjectId("5a9e8a64e1828f6623a154d9"), "name" : "vijay", "age" : "23", "degree" : "btech", "remove" : "yes" }</text:p>
      <text:p text:style-name="P15">{ "_id" : ObjectId("5a9e8a6ae1828f6623a154da"), "name" : "ankita", "age" : "23", "degree" : "btech", "remove" : "yes" }</text:p>
      <text:p text:style-name="P15"><text:s/></text:p>
      <text:p text:style-name="P15"/>
      <text:p text:style-name="P15"/>
      <text:p text:style-name="P15"><text:soft-page-break/></text:p>
      <text:p text:style-name="P3">Task4 : Cursor Operations</text:p>
      <text:p text:style-name="P3"/>
      <text:p text:style-name="P5">COUNT</text:p>
      <text:p text:style-name="P5"/>
      <text:p text:style-name="P5">&gt; db.employee.find().count()</text:p>
      <text:p text:style-name="P5">16</text:p>
      <text:p text:style-name="P5"/>
      <text:p text:style-name="P5">&gt; db.employee.find({"degree":"btech-cse"}).count()</text:p>
      <text:p text:style-name="P5">8</text:p>
      <text:p text:style-name="P5">&gt; db.employee.find().sort({age:-1})</text:p>
      <text:p text:style-name="P5">{ "_id" : ObjectId("5a9e84cbd3feb5e142f0b804"), "name" : "sakshi", "age" : "26", "degree" : "mba" }</text:p>
      <text:p text:style-name="P5">{ "_id" : ObjectId("5a9e8470d3feb5e142f0b7ff"), "name" : "nikita", "age" : "25", "degree" : "mca" }</text:p>
      <text:p text:style-name="P5">{ "_id" : ObjectId("5a9e84d7d3feb5e142f0b805"), "name" : "kritika", "age" : "25", "degree" : "bca" }</text:p>
      <text:p text:style-name="P5">{ "_id" : ObjectId("5a9e84acd3feb5e142f0b802"), "name" : "shradha", "age" : "24", "degree" : "mca" }</text:p>
      <text:p text:style-name="P5">{ "_id" : ObjectId("5a9e8495d3feb5e142f0b800"), "name" : "mana", "age" : "23", "degree" : "btech-cse" }</text:p>
      <text:p text:style-name="P5">{ "_id" : ObjectId("5a9e849fd3feb5e142f0b801"), "name" : "harsh", "age" : "23", "degree" : "btech-cse" }</text:p>
      <text:p text:style-name="P5">{ "_id" : ObjectId("5a9e8590d3feb5e142f0b808"), "name" : "shalini", "age" : "23", "degree" : "btech-cse" }</text:p>
      <text:p text:style-name="P5">{ "_id" : ObjectId("5a9e8598d3feb5e142f0b809"), "name" : "Amit", "age" : "23", "degree" : "btech-cse" }</text:p>
      <text:p text:style-name="P5">{ "_id" : ObjectId("5a9e859fd3feb5e142f0b80a"), "name" : "yash", "age" : "23", "degree" : "btech-cse" }</text:p>
      <text:p text:style-name="P5">{ "_id" : ObjectId("5a9e85a5d3feb5e142f0b80b"), "name" : "yamini", "age" : "23", "degree" : "btech-cse" }</text:p>
      <text:p text:style-name="P5">{ "_id" : ObjectId("5a9e85bbd3feb5e142f0b80c"), "name" : "ankita", "age" : "23", "degree" : "btech-cse" }</text:p>
      <text:p text:style-name="P5">{ "_id" : ObjectId("5a9e85c1d3feb5e142f0b80d"), "name" : "ankit", "age" : "23", "degree" : "btech-cse" }</text:p>
      <text:p text:style-name="P5">{ "_id" : ObjectId("5a9e845cd3feb5e142f0b7fe"), "name" : "nishant", "age" : "22", "degree" : "btech" }</text:p>
      <text:p text:style-name="P5">{ "_id" : ObjectId("5a9e8530d3feb5e142f0b807"), "name" : "shikher", "age" : "21", "degree" : "bmc" }</text:p>
      <text:p text:style-name="P5">{ "_id" : ObjectId("5a9e84bfd3feb5e142f0b803"), "name" : "pulkit", "age" : "20", "degree" : "bba" }</text:p>
      <text:p text:style-name="P5">{ "_id" : ObjectId("5a9e851ad3feb5e142f0b806"), "name" : "divya", "age" : "20", "degree" : "bcom" }</text:p>
      <text:p text:style-name="P5">&gt; </text:p>
      <text:p text:style-name="P5"/>
      <text:p text:style-name="P5">LIMIT</text:p>
      <text:p text:style-name="P5">&gt; db.employee.find({"degree":"btech-cse"}).limit(5);</text:p>
      <text:p text:style-name="P5">{ "_id" : ObjectId("5a9e8495d3feb5e142f0b800"), "name" : "mana", "age" : "23", "degree" : "btech-cse" }</text:p>
      <text:p text:style-name="P5">{ "_id" : ObjectId("5a9e849fd3feb5e142f0b801"), "name" : "harsh", "age" : "23", "degree" : "btech-cse" }</text:p>
      <text:p text:style-name="P5"><text:soft-page-break/>{ "_id" : ObjectId("5a9e8590d3feb5e142f0b808"), "name" : "shalini", "age" : "23", "degree" : "btech-cse" }</text:p>
      <text:p text:style-name="P5">{ "_id" : ObjectId("5a9e8598d3feb5e142f0b809"), "name" : "Amit", "age" : "23", "degree" : "btech-cse" }</text:p>
      <text:p text:style-name="P5">{ "_id" : ObjectId("5a9e859fd3feb5e142f0b80a"), "name" : "yash", "age" : "23", "degree" : "btech-cse" }</text:p>
      <text:p text:style-name="P5"/>
      <text:p text:style-name="P5">SKIP</text:p>
      <text:p text:style-name="P5">&gt; db.employee.find({"degree":"btech-cse"}).skip(5);</text:p>
      <text:p text:style-name="P5">{ "_id" : ObjectId("5a9e85a5d3feb5e142f0b80b"), "name" : "yamini", "age" : "23", "degree" : "btech-cse" }</text:p>
      <text:p text:style-name="P5">{ "_id" : ObjectId("5a9e85bbd3feb5e142f0b80c"), "name" : "ankita", "age" : "23", "degree" : "btech-cse" }</text:p>
      <text:p text:style-name="P5">{ "_id" : ObjectId("5a9e85c1d3feb5e142f0b80d"), "name" : "ankit", "age" : "23", "degree" : "btech-cse" }</text:p>
      <text:p text:style-name="P5"/>
      <text:p text:style-name="P5"/>
      <text:p text:style-name="P5"/>
      <text:p text:style-name="P6">&gt; db.employee.find().sort({age:-1}).limit(7).skip(3).count()</text:p>
      <text:p text:style-name="P6">16</text:p>
      <text:p text:style-name="P6"/>
      <text:p text:style-name="P6">precedence : count</text:p>
      <text:p text:style-name="P6"/>
      <text:p text:style-name="P6"/>
      <text:p text:style-name="P6">&gt; db.employee.find().sort({age:-1}).limit(7).skip(3)</text:p>
      <text:p text:style-name="P6">{ "_id" : ObjectId("5a9e84acd3feb5e142f0b802"), "name" : "shradha", "age" : "24", "degree" : "mca" }</text:p>
      <text:p text:style-name="P6">{ "_id" : ObjectId("5a9e8495d3feb5e142f0b800"), "name" : "mana", "age" : "23", "degree" : "btech-cse" }</text:p>
      <text:p text:style-name="P6">{ "_id" : ObjectId("5a9e849fd3feb5e142f0b801"), "name" : "harsh", "age" : "23", "degree" : "btech-cse" }</text:p>
      <text:p text:style-name="P6">{ "_id" : ObjectId("5a9e8590d3feb5e142f0b808"), "name" : "shalini", "age" : "23", "degree" : "btech-cse" }</text:p>
      <text:p text:style-name="P6">{ "_id" : ObjectId("5a9e8598d3feb5e142f0b809"), "name" : "Amit", "age" : "23", "degree" : "btech-cse" }</text:p>
      <text:p text:style-name="P6">{ "_id" : ObjectId("5a9e859fd3feb5e142f0b80a"), "name" : "yash", "age" : "23", "degree" : "btech-cse" }</text:p>
      <text:p text:style-name="P6">{ "_id" : ObjectId("5a9e85a5d3feb5e142f0b80b"), "name" : "yamini", "age" : "23", "degree" : "btech-cse" }</text:p>
      <text:p text:style-name="P6"/>
      <text:p text:style-name="P6">&gt; db.employee.find().limit(10).skip(3)</text:p>
      <text:p text:style-name="P6">{ "_id" : ObjectId("5a9e849fd3feb5e142f0b801"), "name" : "harsh", "age" : "23", "degree" : "btech-cse" }</text:p>
      <text:p text:style-name="P6">{ "_id" : ObjectId("5a9e84acd3feb5e142f0b802"), "name" : "shradha", "age" : "24", "degree" : "mca" }</text:p>
      <text:p text:style-name="P6">{ "_id" : ObjectId("5a9e84bfd3feb5e142f0b803"), "name" : "pulkit", "age" : "20", "degree" : "bba" }</text:p>
      <text:p text:style-name="P6">{ "_id" : ObjectId("5a9e84cbd3feb5e142f0b804"), "name" : "sakshi", "age" : "26", "degree" : "mba" }</text:p>
      <text:p text:style-name="P6">{ "_id" : ObjectId("5a9e84d7d3feb5e142f0b805"), "name" : "kritika", "age" : "25", "degree" : "bca" }</text:p>
      <text:p text:style-name="P6"><text:soft-page-break/>{ "_id" : ObjectId("5a9e851ad3feb5e142f0b806"), "name" : "divya", "age" : "20", "degree" : "bcom" }</text:p>
      <text:p text:style-name="P6">{ "_id" : ObjectId("5a9e8530d3feb5e142f0b807"), "name" : "shikher", "age" : "21", "degree" : "bmc" }</text:p>
      <text:p text:style-name="P6">{ "_id" : ObjectId("5a9e8590d3feb5e142f0b808"), "name" : "shalini", "age" : "23", "degree" : "btech-cse" }</text:p>
      <text:p text:style-name="P6">{ "_id" : ObjectId("5a9e8598d3feb5e142f0b809"), "name" : "Amit", "age" : "23", "degree" : "btech-cse" }</text:p>
      <text:p text:style-name="P6">{ "_id" : ObjectId("5a9e859fd3feb5e142f0b80a"), "name" : "yash", "age" : "23", "degree" : "btech-cse" }</text:p>
      <text:p text:style-name="P6"/>
      <text:p text:style-name="P6"/>
      <text:p text:style-name="P6">&gt; db.employee.find({"degree":"btech-cse"}).sort({name:1}).skip(5)</text:p>
      <text:p text:style-name="P6">{ "_id" : ObjectId("5a9e8590d3feb5e142f0b808"), "name" : "shalini", "age" : "23", "degree" : "btech-cse" }</text:p>
      <text:p text:style-name="P6">{ "_id" : ObjectId("5a9e85a5d3feb5e142f0b80b"), "name" : "yamini", "age" : "23", "degree" : "btech-cse" }</text:p>
      <text:p text:style-name="P6">{ "_id" : ObjectId("5a9e859fd3feb5e142f0b80a"), "name" : "yash", "age" : "23", "degree" : "btech-cse" }</text:p>
      <text:p text:style-name="P6">&gt; db.employee.find({"degree":"btech-cse"}).skip(5).sort({name:1})</text:p>
      <text:p text:style-name="P6">{ "_id" : ObjectId("5a9e8590d3feb5e142f0b808"), "name" : "shalini", "age" : "23", "degree" : "btech-cse" }</text:p>
      <text:p text:style-name="P6">{ "_id" : ObjectId("5a9e85a5d3feb5e142f0b80b"), "name" : "yamini", "age" : "23", "degree" : "btech-cse" }</text:p>
      <text:p text:style-name="P6">{ "_id" : ObjectId("5a9e859fd3feb5e142f0b80a"), "name" : "yash", "age" : "23", "degree" : "btech-cse" }</text:p>
      <text:p text:style-name="P6"/>
      <text:p text:style-name="P6"/>
      <text:p text:style-name="P10"><text:span text:style-name="T5">Task5: </text:span><text:span text:style-name="T3">Bonus operations: findOne, insertMany, updateMany, deleteMan</text:span><text:span text:style-name="T2">y</text:span></text:p>
      <text:p text:style-name="P10"><text:span text:style-name="T2"/></text:p>
      <text:p text:style-name="P10"><text:span text:style-name="T2"/></text:p>
      <text:p text:style-name="P7">findOne</text:p>
      <text:p text:style-name="P7"/>
      <text:p text:style-name="P7">&gt; db.employee.findOne()</text:p>
      <text:p text:style-name="P7">{</text:p>
      <text:p text:style-name="P7"><text:tab/>"_id" : ObjectId("5a9e845cd3feb5e142f0b7fe"),</text:p>
      <text:p text:style-name="P7"><text:tab/>"name" : "nishant",</text:p>
      <text:p text:style-name="P7"><text:tab/>"age" : "22",</text:p>
      <text:p text:style-name="P7"><text:tab/>"degree" : "btech"</text:p>
      <text:p text:style-name="P7">}</text:p>
      <text:p text:style-name="P7">&gt; db.employee.findOne({"degree":"mca"})</text:p>
      <text:p text:style-name="P7">{</text:p>
      <text:p text:style-name="P7"><text:tab/>"_id" : ObjectId("5a9e8470d3feb5e142f0b7ff"),</text:p>
      <text:p text:style-name="P7"><text:tab/>"name" : "nikita",</text:p>
      <text:p text:style-name="P7"><text:tab/>"age" : "25",</text:p>
      <text:p text:style-name="P7"><text:tab/>"degree" : "mca"</text:p>
      <text:p text:style-name="P7">}</text:p>
      <text:p text:style-name="P7"/>
      <text:p text:style-name="P16">Remove <text:span text:style-name="T6">many </text:span>documents</text:p>
      <text:p text:style-name="P16">&gt; db.employeeRemove.deleteMany({"remove":"yes"})</text:p>
      <text:p text:style-name="P16">{ "acknowledged" : true, "deletedCount" : 2 }</text:p>
      <text:p text:style-name="P9">&gt; db.employeeRemove.find()</text:p>
      <text:p text:style-name="P9"/>
      <text:p text:style-name="P9"><text:soft-page-break/></text:p>
      <text:p text:style-name="P19">&gt; db.testInsertMany.insertMany(</text:p>
      <text:p text:style-name="P19">... <text:s text:c="3"/>[</text:p>
      <text:p text:style-name="P19">... <text:s text:c="5"/>{ name: "akash", age: 34 },</text:p>
      <text:p text:style-name="P19">... <text:s text:c="5"/>{ name: "hina", age: 22 },</text:p>
      <text:p text:style-name="P19">... <text:s text:c="5"/>{ name: "ajeet", age: 34 }</text:p>
      <text:p text:style-name="P19">... <text:s text:c="3"/>]</text:p>
      <text:p text:style-name="P19">... )</text:p>
      <text:p text:style-name="P19">{</text:p>
      <text:p text:style-name="P19"><text:tab/>"acknowledged" : true,</text:p>
      <text:p text:style-name="P19"><text:tab/>"insertedIds" : [</text:p>
      <text:p text:style-name="P19"><text:tab/><text:tab/>ObjectId("5a9e91eb43866b5a8edb2686"),</text:p>
      <text:p text:style-name="P19"><text:tab/><text:tab/>ObjectId("5a9e91eb43866b5a8edb2687"),</text:p>
      <text:p text:style-name="P19"><text:tab/><text:tab/>ObjectId("5a9e91eb43866b5a8edb2688")</text:p>
      <text:p text:style-name="P19"><text:tab/>]</text:p>
      <text:p text:style-name="P19">}</text:p>
      <text:p text:style-name="P19">&gt; db.testInsertMany.find()</text:p>
      <text:p text:style-name="P19">{ "_id" : ObjectId("5a9e91eb43866b5a8edb2686"), "name" : "akash", "age" : 34 }</text:p>
      <text:p text:style-name="P19">{ "_id" : ObjectId("5a9e91eb43866b5a8edb2687"), "name" : "hina", "age" : 22 }</text:p>
      <text:p text:style-name="P19">{ "_id" : ObjectId("5a9e91eb43866b5a8edb2688"), "name" : "ajeet", "age" : 34 }</text:p>
      <text:p text:style-name="P19"/>
      <text:p text:style-name="P19"/>
      <text:p text:style-name="P18">db.testUpdateMany.insertMany(</text:p>
      <text:p text:style-name="P19">... <text:s text:c="3"/>[</text:p>
      <text:p text:style-name="P19">... <text:s text:c="5"/>{ name: "akash", age: 34 , dept : 101,<text:span text:style-name="T12">contact:123</text:span>},</text:p>
      <text:p text:style-name="P20">... <text:s text:c="5"/>{ name: "hina", age: 22, dept :102 ,<text:span text:style-name="T12">contact:123</text:span>},</text:p>
      <text:p text:style-name="P20">... <text:s text:c="5"/>{ name: "ajeet", age: 34, dept : 102,<text:span text:style-name="T12">contact:123 </text:span>}</text:p>
      <text:p text:style-name="P19">... <text:s text:c="3"/>]</text:p>
      <text:p text:style-name="P19">... )</text:p>
      <text:p text:style-name="P19"/>
      <text:p text:style-name="P19"/>
      <text:p text:style-name="P21">&gt; db.testUpdateMany.updateMany({"dept":102}, {$set: {"age":55}});</text:p>
      <text:p text:style-name="P21">{ "acknowledged" : true, "matchedCount" : 2, "modifiedCount" : 2 }</text:p>
      <text:p text:style-name="P21">&gt; db.testUpdateMany.find()</text:p>
      <text:p text:style-name="P21">{ "_id" : ObjectId("5a9e939e43866b5a8edb268c"), "name" : "akash", "age" : 34, "dept" : 101, "contact" : 123 }</text:p>
      <text:p text:style-name="P21">{ "_id" : ObjectId("5a9e939e43866b5a8edb268d"), "name" : "hina", "age" : 55, "dept" : 102, "contact" : 123 }</text:p>
      <text:p text:style-name="P21">{ "_id" : ObjectId("5a9e939e43866b5a8edb268e"), "name" : "ajeet", "age" : 55, "dept" : 102, "contact" : 123 }</text:p>
      <text:p text:style-name="P19"/>
      <text:p text:style-name="P9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><text:soft-page-break/></text:p>
      <text:p text:style-name="P14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22:21.395963272</meta:creation-date>
    <dc:date>2018-03-06T18:48:35.929174745</dc:date>
    <meta:editing-duration>PT55M4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8" meta:paragraph-count="199" meta:word-count="1678" meta:character-count="12708" meta:non-whitespace-character-count="11158"/>
  </office:meta>
</office:document-meta>
</file>